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/>
    </style:style>
    <style:style style:name="T6" style:family="text">
      <style:text-properties fo:font-size="26.8999996185303pt"/>
    </style:style>
    <style:style style:name="T7" style:family="text">
      <style:text-properties fo:font-size="14pt"/>
    </style:style>
    <style:style style:name="T8" style:family="text">
      <style:text-properties style:font-name="Times New Roman1" fo:font-size="26pt" style:font-size-asian="26pt" style:font-size-complex="26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course on Audio Signal Processing for Music Applications!!</text:span></text:p>
              <text:p><text:span text:style-name="T4"/></text:p>
              <text:p><text:span text:style-name="T4">We are in the second week of the course and this is the second part of the lecture on the Discrete Fourier Transform.</text:span></text:p>
              <text:p><text:span text:style-name="T4"/></text:p>
              <text:p><text:span text:style-name="T4">In the first part we focused on the basic equation of the DFT.</text:span></text:p>
              <text:p><text:span text:style-name="T4"/></text:p>
              <text:p><text:span text:style-name="T4">Let's continu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4">We will briefly review the DFT equation, then 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e DFT can be understood as the projection of a signal into a finite set of complex sinewaves, thus it is able to identify how much of each of the sinusoids is present in the signal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f we explain how to compute the DFT of one single complex sinusoid we will understand this concept a bit better.</text:span></text:p>
              <text:p><text:span text:style-name="T4">...</text:span></text:p>
              <text:p><text:span text:style-name="T4"/></text:p>
              <text:p><text:span text:style-name="T4"/></text:p>
              <text:p><text:span text:style-name="T4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is the DFT of a complex exponential.</text:span></text:p>
              <text:p><text:span text:style-name="T4">...</text:span></text:p>
              <text:p><text:span text:style-name="T4"/></text:p>
              <text:p><text:span text:style-name="T4"/></text:p>
              <text:p><text:span text:style-name="T4"/></text:p>
              <text:p><text:span text:style-name="T4">However this is a very special case in which the complex sinusoid is one of the basis functions of the DFT. This never happens when dealing with real signals.</text:span></text:p>
              <text:p><text:span text:style-name="T4"/></text:p>
              <text:p><text:span text:style-name="T4"/></text:p>
              <text:p><text:span text:style-name="T4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Let's see a more realistic example, the DFT of a complex sinusoid of any frequency.</text:span></text:p>
              <text:p><text:span text:style-name="T4"/></text:p>
              <text:p><text:span text:style-name="T4">...</text:span></text:p>
              <text:p><text:span text:style-name="T4"/></text:p>
              <text:p><text:span text:style-name="T4"/></text:p>
              <text:p><text:span text:style-name="T4"/></text:p>
              <text:p><text:span text:style-name="T4"/></text:p>
              <text:p><text:span text:style-name="T4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4">This shows a display of what is the DFT of a complex sinusoid. It is not that nice!!</text:span></text:p>
              <text:p><text:span text:style-name="T6">...</text:span></text:p>
              <text:p><text:span text:style-name="T6"/></text:p>
              <text:p><text:span text:style-name="T6"/></text:p>
              <text:p><text:span text:style-name="T6"/></text:p>
              <text:p><text:span text:style-name="T4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Let's go a step further and compute the DFT of a real sinusoid, not of a complex one, thus closer to the reality of sounds. A bit more messy!!</text:span></text:p>
              <text:p><text:span text:style-name="T4">...</text:span></text:p>
              <text:p><text:span text:style-name="T4"/></text:p>
              <text:p><text:span text:style-name="T4"/></text:p>
              <text:p><text:span text:style-name="T4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7"/></text:p>
            <text:p><text:span text:style-name="T7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This shows what is the output of calculating the DFT of a real sinewave.</text:span></text:p>
              <text:p><text:span text:style-name="T4">...</text:span></text:p>
              <text:p><text:span text:style-name="T4"/></text:p>
              <text:p><text:span text:style-name="T4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949cm">
          <draw:text-box>
            <text:p><text:span text:style-name="T8">Example: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One of the great properties of the DFT is that is invertible, which means that <text:s/>we can get back the original signal from its spectrum.</text:span></text:p>
              <text:p><text:span text:style-name="T4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For real signals we do not need to have the complete spectrum in order to recover the original signal.</text:span></text:p>
              <text:p><text:span text:style-name="T4"/></text:p>
              <text:p><text:span text:style-name="T4">It is enough to have half of the spectrum, tipically we use the positive side.</text:span></text:p>
              <text:p><text:span text:style-name="T4">...</text:span></text:p>
              <text:p><text:span text:style-name="T4"/></text:p>
              <text:p><text:span text:style-name="T4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More information in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: http://www.freesound.org/people/xserra/packs/13038/ </text:span></text:p>
              </text:list-item>
              <text:list-item>
                <text:p><text:span text:style-name="T11">Slides and cod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4">Again you can find more information on Wikipedia or on the website of Julius Smith.</text:span></text:p>
              <text:p><text:span text:style-name="T4"/></text:p>
              <text:p><text:span text:style-name="T4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2">Xavier Serra</text:span></text:p>
          <text:p text:style-name="P4"><text:span text:style-name="T3">Universitat Pompeu Fabra, Barcelona</text:span></text:p>
          <text:p text:style-name="P4"><text:span text:style-name="T3">&amp;</text:span></text:p>
          <text:p text:style-name="P4"><text:span text:style-name="T3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4">In the first part of this lecture we introduced the DFT equation and in this second part we have seen how the DFT works when the input is a sinusoid. We have also explained the inverse DFT.</text:span></text:p>
              <text:p><text:span text:style-name="T4"/></text:p>
              <text:p><text:span text:style-name="T4">If you have been able to understand this you are doing very good!!! you should have no problem with the rest.</text:span></text:p>
              <text:p><text:span text:style-name="T4"/></text:p>
              <text:p><text:span text:style-name="T4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1T14:55:37.223328000</dc:date>
    <dc:creator>xavier serra</dc:creator>
    <meta:generator>LibreOffice/4.2.4.2$MacOSX_X86_64 LibreOffice_project/63150712c6d317d27ce2db16eb94c2f3d7b699f8</meta:generator>
    <meta:editing-duration>P7DT13H26M25S</meta:editing-duration>
    <meta:editing-cycles>74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b>
          <mi>s</mi>
          <mi>k</mi>
        </msub>
      </mrow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row>
          <mo fence="true" stretchy="false">[</mo>
          <mrow>
            <mi>k</mi>
          </mrow>
          <mo fence="true" stretchy="false">]</mo>
        </mrow>
        <mo stretchy="false">∗</mo>
        <msup>
          <mi>e</mi>
          <mrow>
            <mi>j</mi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frac>
                <msub>
                  <mi>A</mi>
                  <mn>0</mn>
                </msub>
                <mn>2</mn>
              </mfrac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